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f1714" officeooo:paragraph-rsid="000f1714"/>
    </style:style>
    <style:style style:name="P3" style:family="paragraph" style:parent-style-name="Preformatted_20_Text">
      <style:paragraph-properties fo:text-align="start" style:justify-single-word="false"/>
      <style:text-properties officeooo:rsid="000fc72d" officeooo:paragraph-rsid="000fc72d"/>
    </style:style>
    <style:style style:name="P4" style:family="paragraph" style:parent-style-name="Standard">
      <style:paragraph-properties fo:text-align="start" style:justify-single-word="false"/>
      <style:text-properties officeooo:rsid="000fc72d" officeooo:paragraph-rsid="000fc72d"/>
    </style:style>
    <style:style style:name="P5" style:family="paragraph" style:parent-style-name="Standard">
      <style:paragraph-properties fo:text-align="start" style:justify-single-word="false"/>
      <style:text-properties officeooo:rsid="000f1714" officeooo:paragraph-rsid="000f1714"/>
    </style:style>
    <style:style style:name="P6" style:family="paragraph" style:parent-style-name="Standard">
      <style:paragraph-properties fo:text-align="start" style:justify-single-word="false"/>
      <style:text-properties officeooo:rsid="0010864f" officeooo:paragraph-rsid="0010864f"/>
    </style:style>
    <style:style style:name="T1" style:family="text">
      <style:text-properties officeooo:rsid="000f1714"/>
    </style:style>
    <style:style style:name="T2" style:family="text">
      <style:text-properties officeooo:rsid="001086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Tutorial 6</text:span></text:p>
      <text:p text:style-name="P2">Crie um arquivo “.ts” e nele insira o seguinte código:</text:p>
      <text:p text:style-name="P2"/>
      <text:p text:style-name="P2">enum TipoSanguineo {</text:p>
      <text:p text:style-name="P2"><text:s text:c="4"/>"A",</text:p>
      <text:p text:style-name="P2"><text:s text:c="4"/>"B",</text:p>
      <text:p text:style-name="P2"><text:s text:c="4"/>"AB",</text:p>
      <text:p text:style-name="P2"><text:s text:c="4"/>"O",</text:p>
      <text:p text:style-name="P2">}</text:p>
      <text:p text:style-name="P2"/>
      <text:p text:style-name="P2">enum RH {</text:p>
      <text:p text:style-name="P2"><text:s text:c="4"/>"POSITIVO",</text:p>
      <text:p text:style-name="P2"><text:s text:c="4"/>"NEGATIVO"</text:p>
      <text:p text:style-name="P2">}</text:p>
      <text:p text:style-name="P2"/>
      <text:p text:style-name="P2">export class Doador {</text:p>
      <text:p text:style-name="P2"><text:s text:c="4"/>codigo: number;</text:p>
      <text:p text:style-name="P2"><text:s text:c="4"/>nome: string;</text:p>
      <text:p text:style-name="P2"><text:s text:c="4"/>cpf: string;</text:p>
      <text:p text:style-name="P2"><text:s text:c="4"/>tipoSanguineo: TipoSanguineo;</text:p>
      <text:p text:style-name="P2"><text:s text:c="4"/>rh: RH;</text:p>
      <text:p text:style-name="P2"><text:s text:c="4"/>tipoRhCorretos: boolean;</text:p>
      <text:p text:style-name="P2"/>
      <text:p text:style-name="P2"><text:s text:c="4"/>constructor(codigo: number, nome: string, cpf: string, tipoSanguineo: TipoSanguineo, rh: RH, tipoRhCorretos: boolean) {</text:p>
      <text:p text:style-name="P2"><text:s text:c="8"/>this.codigo = codigo;</text:p>
      <text:p text:style-name="P2"><text:s text:c="8"/>this.nome = nome;</text:p>
      <text:p text:style-name="P2"><text:s text:c="8"/>this.cpf = cpf;</text:p>
      <text:p text:style-name="P2"><text:s text:c="8"/>this.tipoSanguineo = tipoSanguineo;</text:p>
      <text:p text:style-name="P2"><text:s text:c="8"/>this.rh = rh</text:p>
      <text:p text:style-name="P2"><text:s text:c="8"/>this.tipoRhCorretos = tipoRhCorretos;</text:p>
      <text:p text:style-name="P2"><text:s text:c="4"/>}</text:p>
      <text:p text:style-name="P2">}</text:p>
      <text:p text:style-name="P2"/>
      <text:p text:style-name="P2"/>
      <text:p text:style-name="P2">export class Doacao {</text:p>
      <text:p text:style-name="P2"><text:s text:c="4"/>codigo: number;</text:p>
      <text:p text:style-name="P2"><text:s text:c="4"/>data: Date;</text:p>
      <text:p text:style-name="P2"><text:s text:c="4"/>hora: Date;</text:p>
      <text:p text:style-name="P2"><text:s text:c="4"/>volume: number;</text:p>
      <text:p text:style-name="P2"/>
      <text:p text:style-name="P2"><text:s text:c="4"/>constructor(codigo: number, data: Date, hora: Date, volume: number) {</text:p>
      <text:p text:style-name="P2"><text:s text:c="8"/>this.codigo = codigo;</text:p>
      <text:p text:style-name="P2"><text:s text:c="8"/>this.data = data;</text:p>
      <text:p text:style-name="P2"><text:s text:c="8"/>this.hora = hora;</text:p>
      <text:p text:style-name="P2"><text:s text:c="8"/>this.volume = volume;</text:p>
      <text:p text:style-name="P2"><text:s text:c="4"/>}</text:p>
      <text:p text:style-name="P2">}</text:p>
      <text:p text:style-name="P2"/>
      <text:p text:style-name="P2"/>
      <text:p text:style-name="P2"/>
      <text:p text:style-name="P2"/>
      <text:p text:style-name="P4"><text:soft-page-break/>// Iniciar o Prisma</text:p>
      <text:p text:style-name="P4"/>
      <text:p text:style-name="Preformatted_20_Text"><text:span text:style-name="Source_20_Text"/></text:p>
      <text:p text:style-name="P3"><text:span text:style-name="Source_20_Text">npm install prisma --save-dev</text:span></text:p>
      <text:p text:style-name="P3"><text:span text:style-name="Source_20_Text"/></text:p>
      <text:p text:style-name="P3"><text:span text:style-name="Source_20_Text">npx prisma init</text:span></text:p>
      <text:p text:style-name="P3"><text:span text:style-name="Source_20_Text"/></text:p>
      <text:p text:style-name="P3"><text:span text:style-name="Source_20_Text"/></text:p>
      <text:p text:style-name="P4">// Criar Tabelas. Na pasta “Prisma”, no arquivo “schema.prisma”:</text:p>
      <text:p text:style-name="P4"/>
      <text:p text:style-name="P2">generator client {</text:p>
      <text:p text:style-name="P2"><text:s text:c="2"/>provider = "prisma-client-js"</text:p>
      <text:p text:style-name="P2">}</text:p>
      <text:p text:style-name="P2"/>
      <text:p text:style-name="P2">datasource db {</text:p>
      <text:p text:style-name="P2"><text:s text:c="2"/>provider = "postgresql"</text:p>
      <text:p text:style-name="P2"><text:s text:c="2"/>url <text:s text:c="5"/>= env("DATABASE_URL")</text:p>
      <text:p text:style-name="P2">}</text:p>
      <text:p text:style-name="P2"/>
      <text:p text:style-name="P2">enum TipoSanguineo {</text:p>
      <text:p text:style-name="P2"><text:s text:c="2"/>A</text:p>
      <text:p text:style-name="P2"><text:s text:c="2"/>B</text:p>
      <text:p text:style-name="P2"><text:s text:c="2"/>AB</text:p>
      <text:p text:style-name="P2"><text:s text:c="2"/>O</text:p>
      <text:p text:style-name="P2"><text:s text:c="2"/>DESCONHECIDO</text:p>
      <text:p text:style-name="P2">}</text:p>
      <text:p text:style-name="P2"/>
      <text:p text:style-name="P2">enum RH {</text:p>
      <text:p text:style-name="P2"><text:s text:c="2"/>POSITIVO</text:p>
      <text:p text:style-name="P2"><text:s text:c="2"/>NEGATIVO</text:p>
      <text:p text:style-name="P2"><text:s text:c="2"/>DESCONHECIDO</text:p>
      <text:p text:style-name="P2">}</text:p>
      <text:p text:style-name="P2"/>
      <text:p text:style-name="P2">model Doador {</text:p>
      <text:p text:style-name="P2"><text:s text:c="2"/>codigo <text:s text:c="8"/>Int <text:s text:c="10"/>@id @default(autoincrement())</text:p>
      <text:p text:style-name="P2"><text:s text:c="2"/>nome <text:s text:c="10"/>String <text:s text:c="7"/>@db.VarChar(255)</text:p>
      <text:p text:style-name="P2"><text:s text:c="2"/>cpf <text:s text:c="11"/>String <text:s text:c="7"/>@db.VarChar(11)</text:p>
      <text:p text:style-name="P2"><text:s text:c="2"/>contato <text:s text:c="7"/>String <text:s text:c="7"/></text:p>
      <text:p text:style-name="P2"><text:s text:c="2"/>tipoSanguineo <text:s/>TipoSanguineo</text:p>
      <text:p text:style-name="P2"><text:s text:c="2"/>rh <text:s text:c="12"/>RH</text:p>
      <text:p text:style-name="P2"><text:s text:c="2"/>tipoRhCorretos Boolean</text:p>
      <text:p text:style-name="P2"><text:s text:c="2"/>ativo <text:s text:c="9"/>Boolean <text:s text:c="6"/>@default(true)</text:p>
      <text:p text:style-name="P2"><text:s text:c="2"/>Doacao <text:s text:c="8"/>Doacao[]</text:p>
      <text:p text:style-name="P2">}</text:p>
      <text:p text:style-name="P2"/>
      <text:p text:style-name="P2">model Doacao {</text:p>
      <text:p text:style-name="P2"><text:s text:c="2"/>codigo <text:s text:c="2"/>Int <text:s text:c="5"/>@id @default(autoincrement())</text:p>
      <text:p text:style-name="P2"><text:s text:c="2"/>data <text:s text:c="4"/>DateTime @default(now()) @db.Date</text:p>
      <text:p text:style-name="P2"><text:s text:c="2"/>hora <text:s text:c="4"/>DateTime @default(now()) @db.Time</text:p>
      <text:p text:style-name="P2"><text:s text:c="2"/>volume <text:s text:c="2"/>Float</text:p>
      <text:p text:style-name="P2"><text:s text:c="2"/>doador <text:s text:c="2"/>Doador <text:s text:c="2"/>@relation(fields: [authorId], references: [codigo])</text:p>
      <text:p text:style-name="P2"><text:s text:c="2"/>authorId Int <text:s text:c="5"/>@unique</text:p>
      <text:p text:style-name="P2">}</text:p>
      <text:p text:style-name="P2"><text:soft-page-break/>// <text:span text:style-name="T2">Rode o seguinte comando:</text:span></text:p>
      <text:p text:style-name="P2"/>
      <text:p text:style-name="P6">npx prisma migrate dev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20:12:30.229197204</meta:creation-date>
    <dc:date>2024-05-14T20:05:21.414653821</dc:date>
    <meta:editing-duration>PT8M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84" meta:word-count="227" meta:character-count="1892" meta:non-whitespace-character-count="1402"/>
  </office:meta>
</office:document-meta>
</file>